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95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udent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<text:s/>Brandon Norberto</text:p>
          </table:table-cell>
          <table:table-cell office:value-type="float" office:value="999727835" calcext:value-type="float">
            <text:p>999727835</text:p>
          </table:table-cell>
          <table:table-cell office:value-type="string" calcext:value-type="string">
            <text:p>brandon.norbert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2] + [.E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aron Baluja</text:p>
          </table:table-cell>
          <table:table-cell office:value-type="float" office:value="999620405" calcext:value-type="float">
            <text:p>999620405</text:p>
          </table:table-cell>
          <table:table-cell office:value-type="string" calcext:value-type="string">
            <text:p>aaron.baluj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3] + [.E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bhijit Kambalapally</text:p>
          </table:table-cell>
          <table:table-cell office:value-type="float" office:value="999864703" calcext:value-type="float">
            <text:p>999864703</text:p>
          </table:table-cell>
          <table:table-cell office:value-type="string" calcext:value-type="string">
            <text:p>abhijit.kambalapally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4] + [.E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bhina Sreeskantharajan</text:p>
          </table:table-cell>
          <table:table-cell office:value-type="float" office:value="1001578232" calcext:value-type="float">
            <text:p>1001578232</text:p>
          </table:table-cell>
          <table:table-cell office:value-type="string" calcext:value-type="string">
            <text:p>abhina.sreeskantharajan@mail.utoronto.ca</text:p>
          </table:table-cell>
          <table:table-cell table:number-columns-repeated="2" office:value-type="float" office:value="3.5" calcext:value-type="float">
            <text:p>3.5</text:p>
          </table:table-cell>
          <table:table-cell table:formula="of:= [.D5] + [.E5]" office:value-type="float" office:value="7" calcext:value-type="float">
            <text:p>7</text:p>
          </table:table-cell>
          <table:table-cell office:value-type="string" calcext:value-type="string">
            <text:p>generateQRcode wrong format, hotp and totp reversed, hotp 9876543210 not working</text:p>
          </table:table-cell>
        </table:table-row>
        <table:table-row table:style-name="ro1">
          <table:table-cell office:value-type="string" calcext:value-type="string">
            <text:p>Adam Chan</text:p>
          </table:table-cell>
          <table:table-cell office:value-type="float" office:value="998979583" calcext:value-type="float">
            <text:p>998979583</text:p>
          </table:table-cell>
          <table:table-cell office:value-type="string" calcext:value-type="string">
            <text:p>adamj.cha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6] + [.E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juthan Vijayasri</text:p>
          </table:table-cell>
          <table:table-cell office:value-type="float" office:value="999682151" calcext:value-type="float">
            <text:p>999682151</text:p>
          </table:table-cell>
          <table:table-cell office:value-type="string" calcext:value-type="string">
            <text:p>ajuthan.vijayasri@mail.utoronto.ca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formula="of:= [.D7] + [.E7]" office:value-type="float" office:value="9.5" calcext:value-type="float">
            <text:p>9.5</text:p>
          </table:table-cell>
          <table:table-cell office:value-type="string" calcext:value-type="string">
            <text:p>typo in generateQRcode hotp</text:p>
          </table:table-cell>
        </table:table-row>
        <table:table-row table:style-name="ro1">
          <table:table-cell office:value-type="string" calcext:value-type="string">
            <text:p>Akshay Kawlay</text:p>
          </table:table-cell>
          <table:table-cell office:value-type="float" office:value="1001104075" calcext:value-type="float">
            <text:p>1001104075</text:p>
          </table:table-cell>
          <table:table-cell office:value-type="string" calcext:value-type="string">
            <text:p>ak.kawlay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] + [.E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bertina Bao</text:p>
          </table:table-cell>
          <table:table-cell office:value-type="float" office:value="1000057421" calcext:value-type="float">
            <text:p>1000057421</text:p>
          </table:table-cell>
          <table:table-cell office:value-type="string" calcext:value-type="string">
            <text:p>alby.ba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] + [.E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dridge Braz</text:p>
          </table:table-cell>
          <table:table-cell office:value-type="float" office:value="999691793" calcext:value-type="float">
            <text:p>999691793</text:p>
          </table:table-cell>
          <table:table-cell office:value-type="string" calcext:value-type="string">
            <text:p>aldridge.braz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0] + [.E1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ex Cheng</text:p>
          </table:table-cell>
          <table:table-cell office:value-type="float" office:value="999303409" calcext:value-type="float">
            <text:p>999303409</text:p>
          </table:table-cell>
          <table:table-cell office:value-type="string" calcext:value-type="string">
            <text:p>alexck.che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] + [.E1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i Aamir</text:p>
          </table:table-cell>
          <table:table-cell office:value-type="float" office:value="999940710" calcext:value-type="float">
            <text:p>999940710</text:p>
          </table:table-cell>
          <table:table-cell office:value-type="string" calcext:value-type="string">
            <text:p>aliyahya.aamir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2] + [.E1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i Belbarak</text:p>
          </table:table-cell>
          <table:table-cell office:value-type="float" office:value="1003696592" calcext:value-type="float">
            <text:p>1003696592</text:p>
          </table:table-cell>
          <table:table-cell office:value-type="string" calcext:value-type="string">
            <text:p>ali.belbarak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3] + [.E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mbarish Gugilla</text:p>
          </table:table-cell>
          <table:table-cell office:value-type="float" office:value="1001344609" calcext:value-type="float">
            <text:p>1001344609</text:p>
          </table:table-cell>
          <table:table-cell office:value-type="string" calcext:value-type="string">
            <text:p>a.gugilla@mail.utoronto.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ateQRcode not woring</text:p>
          </table:table-cell>
        </table:table-row>
        <table:table-row table:style-name="ro1">
          <table:table-cell office:value-type="string" calcext:value-type="string">
            <text:p>Angus Liu</text:p>
          </table:table-cell>
          <table:table-cell office:value-type="float" office:value="1000065760" calcext:value-type="float">
            <text:p>1000065760</text:p>
          </table:table-cell>
          <table:table-cell office:value-type="string" calcext:value-type="string">
            <text:p>angus.li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5] + [.E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qi Wu</text:p>
          </table:table-cell>
          <table:table-cell office:value-type="float" office:value="999878752" calcext:value-type="float">
            <text:p>999878752</text:p>
          </table:table-cell>
          <table:table-cell office:value-type="string" calcext:value-type="string">
            <text:p>angelanqi.w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6] + [.E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rash Taheri-Dezfouli</text:p>
          </table:table-cell>
          <table:table-cell office:value-type="float" office:value="999538950" calcext:value-type="float">
            <text:p>999538950</text:p>
          </table:table-cell>
          <table:table-cell office:value-type="string" calcext:value-type="string">
            <text:p>arash.taheri.dezfouli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 [.D17] + [.E17]" office:value-type="float" office:value="5" calcext:value-type="float">
            <text:p>5</text:p>
          </table:table-cell>
          <table:table-cell office:value-type="string" calcext:value-type="string">
            <text:p>validateQRcode failed to run</text:p>
          </table:table-cell>
        </table:table-row>
        <table:table-row table:style-name="ro1">
          <table:table-cell office:value-type="string" calcext:value-type="string">
            <text:p>Arash Taheri-Dezfouli</text:p>
          </table:table-cell>
          <table:table-cell office:value-type="float" office:value="999538950" calcext:value-type="float">
            <text:p>999538950</text:p>
          </table:table-cell>
          <table:table-cell office:value-type="string" calcext:value-type="string">
            <text:p>arash.taheri.dezfouli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 [.D18] + [.E18]" office:value-type="float" office:value="5" calcext:value-type="float">
            <text:p>5</text:p>
          </table:table-cell>
          <table:table-cell office:value-type="string" calcext:value-type="string">
            <text:p>validateQRcode failed to run</text:p>
          </table:table-cell>
        </table:table-row>
        <table:table-row table:style-name="ro1">
          <table:table-cell office:value-type="string" calcext:value-type="string">
            <text:p>Armaan Butt</text:p>
          </table:table-cell>
          <table:table-cell office:value-type="float" office:value="999584560" calcext:value-type="float">
            <text:p>999584560</text:p>
          </table:table-cell>
          <table:table-cell office:value-type="string" calcext:value-type="string">
            <text:p>armaan.butt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9] + [.E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sna Shafiq</text:p>
          </table:table-cell>
          <table:table-cell office:value-type="float" office:value="999677531" calcext:value-type="float">
            <text:p>999677531</text:p>
          </table:table-cell>
          <table:table-cell office:value-type="string" calcext:value-type="string">
            <text:p>asna.shafiq@mail.utoronto.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[.D20] + [.E20]" office:value-type="float" office:value="6" calcext:value-type="float">
            <text:p>6</text:p>
          </table:table-cell>
          <table:table-cell office:value-type="string" calcext:value-type="string">
            <text:p>generateQRcode not woring</text:p>
          </table:table-cell>
        </table:table-row>
        <table:table-row table:style-name="ro1">
          <table:table-cell office:value-type="string" calcext:value-type="string">
            <text:p>Atharva Naidu</text:p>
          </table:table-cell>
          <table:table-cell office:value-type="float" office:value="999633678" calcext:value-type="float">
            <text:p>999633678</text:p>
          </table:table-cell>
          <table:table-cell office:value-type="string" calcext:value-type="string">
            <text:p>athu.naidu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 [.D21] + [.E21]" office:value-type="float" office:value="5" calcext:value-type="float">
            <text:p>5</text:p>
          </table:table-cell>
          <table:table-cell office:value-type="string" calcext:value-type="string">
            <text:p>validateQRcode failed to run</text:p>
          </table:table-cell>
        </table:table-row>
        <table:table-row table:style-name="ro1">
          <table:table-cell office:value-type="string" calcext:value-type="string">
            <text:p>Avishek Bose</text:p>
          </table:table-cell>
          <table:table-cell office:value-type="float" office:value="999738440" calcext:value-type="float">
            <text:p>999738440</text:p>
          </table:table-cell>
          <table:table-cell office:value-type="string" calcext:value-type="string">
            <text:p>joey.bose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22] + [.E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ill Zhao</text:p>
          </table:table-cell>
          <table:table-cell office:value-type="float" office:value="999721127" calcext:value-type="float">
            <text:p>999721127</text:p>
          </table:table-cell>
          <table:table-cell office:value-type="string" calcext:value-type="string">
            <text:p>bill.zhao@mail.utoronto.ca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 [.D23] + [.E23]" office:value-type="float" office:value="7.5" calcext:value-type="float">
            <text:p>7.5</text:p>
          </table:table-cell>
          <table:table-cell office:value-type="string" calcext:value-type="string">
            <text:p>generateQRcode wrong format</text:p>
          </table:table-cell>
        </table:table-row>
        <table:table-row table:style-name="ro1">
          <table:table-cell office:value-type="string" calcext:value-type="string">
            <text:p>Brameyaa Ragupathy</text:p>
          </table:table-cell>
          <table:table-cell office:value-type="float" office:value="1001441816" calcext:value-type="float">
            <text:p>1001441816</text:p>
          </table:table-cell>
          <table:table-cell office:value-type="string" calcext:value-type="string">
            <text:p>brameyaa.ragupathy@mail.utoronto.ca</text:p>
          </table:table-cell>
          <table:table-cell table:number-columns-repeated="2" office:value-type="float" office:value="3.5" calcext:value-type="float">
            <text:p>3.5</text:p>
          </table:table-cell>
          <table:table-cell table:formula="of:= [.D24] + [.E24]" office:value-type="float" office:value="7" calcext:value-type="float">
            <text:p>7</text:p>
          </table:table-cell>
          <table:table-cell office:value-type="string" calcext:value-type="string">
            <text:p>generateQRcode wrong format, hotp and totp reversed, hotp 9876543210 not working</text:p>
          </table:table-cell>
        </table:table-row>
        <table:table-row table:style-name="ro1">
          <table:table-cell office:value-type="string" calcext:value-type="string">
            <text:p>Chengping Liang</text:p>
          </table:table-cell>
          <table:table-cell office:value-type="float" office:value="999665385" calcext:value-type="float">
            <text:p>999665385</text:p>
          </table:table-cell>
          <table:table-cell office:value-type="string" calcext:value-type="string">
            <text:p>chengping.li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25] + [.E2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nyu Wang</text:p>
          </table:table-cell>
          <table:table-cell office:value-type="float" office:value="1001609226" calcext:value-type="float">
            <text:p>1001609226</text:p>
          </table:table-cell>
          <table:table-cell office:value-type="string" calcext:value-type="string">
            <text:p>chy.w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26] + [.E2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ris Wong</text:p>
          </table:table-cell>
          <table:table-cell office:value-type="float" office:value="999578844" calcext:value-type="float">
            <text:p>999578844</text:p>
          </table:table-cell>
          <table:table-cell office:value-type="string" calcext:value-type="string">
            <text:p>chrisw.wo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27] + [.E2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ris Wong</text:p>
          </table:table-cell>
          <table:table-cell office:value-type="float" office:value="999578844" calcext:value-type="float">
            <text:p>999578844</text:p>
          </table:table-cell>
          <table:table-cell office:value-type="string" calcext:value-type="string">
            <text:p>chrisw.wo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28] + [.E2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 Hoon Pyun</text:p>
          </table:table-cell>
          <table:table-cell office:value-type="float" office:value="999610979" calcext:value-type="float">
            <text:p>999610979</text:p>
          </table:table-cell>
          <table:table-cell office:value-type="string" calcext:value-type="string">
            <text:p>dahoon.pyu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29] + [.E2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aniel Doan</text:p>
          </table:table-cell>
          <table:table-cell office:value-type="float" office:value="999528211" calcext:value-type="float">
            <text:p>999528211</text:p>
          </table:table-cell>
          <table:table-cell office:value-type="string" calcext:value-type="string">
            <text:p>daniel.doan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30] + [.E30]" office:value-type="float" office:value="8.5" calcext:value-type="float">
            <text:p>8.5</text:p>
          </table:table-cell>
          <table:table-cell office:value-type="string" calcext:value-type="string">
            <text:p>hotp fail, secret 98765432109876543210</text:p>
          </table:table-cell>
        </table:table-row>
        <table:table-row table:style-name="ro1">
          <table:table-cell office:value-type="string" calcext:value-type="string">
            <text:p>daniel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31] + [.E31]" office:value-type="float" office:value="8.5" calcext:value-type="float">
            <text:p>8.5</text:p>
          </table:table-cell>
          <table:table-cell office:value-type="string" calcext:value-type="string">
            <text:p>hotp fail, secret 98765432109876543210</text:p>
          </table:table-cell>
        </table:table-row>
        <table:table-row table:style-name="ro1">
          <table:table-cell office:value-type="string" calcext:value-type="string">
            <text:p>David Asbury</text:p>
          </table:table-cell>
          <table:table-cell office:value-type="float" office:value="1000393086" calcext:value-type="float">
            <text:p>1000393086</text:p>
          </table:table-cell>
          <table:table-cell office:value-type="string" calcext:value-type="string">
            <text:p>dave.asbury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32] + [.E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smond Sisson</text:p>
          </table:table-cell>
          <table:table-cell office:value-type="float" office:value="1001669492" calcext:value-type="float">
            <text:p>1001669492</text:p>
          </table:table-cell>
          <table:table-cell office:value-type="string" calcext:value-type="string">
            <text:p>desmond.sisso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33] + [.E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hruv Chawla</text:p>
          </table:table-cell>
          <table:table-cell office:value-type="float" office:value="1000394129" calcext:value-type="float">
            <text:p>1000394129</text:p>
          </table:table-cell>
          <table:table-cell office:value-type="string" calcext:value-type="string">
            <text:p>dhruv.chawl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34] + [.E3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hao Chen</text:p>
          </table:table-cell>
          <table:table-cell office:value-type="float" office:value="999673759" calcext:value-type="float">
            <text:p>999673759</text:p>
          </table:table-cell>
          <table:table-cell office:value-type="string" calcext:value-type="string">
            <text:p>benjaminz.che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35] + [.E3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ic Flim</text:p>
          </table:table-cell>
          <table:table-cell office:value-type="float" office:value="999945163" calcext:value-type="float">
            <text:p>999945163</text:p>
          </table:table-cell>
          <table:table-cell office:value-type="string" calcext:value-type="string">
            <text:p>eric.flim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36] + [.E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sther Roorda</text:p>
          </table:table-cell>
          <table:table-cell office:value-type="float" office:value="999673848" calcext:value-type="float">
            <text:p>999673848</text:p>
          </table:table-cell>
          <table:table-cell office:value-type="string" calcext:value-type="string">
            <text:p>esther.roorda@mail.utoronto.c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[.D37] + [.E37]" office:value-type="float" office:value="8.5" calcext:value-type="float">
            <text:p>8.5</text:p>
          </table:table-cell>
          <table:table-cell office:value-type="string" calcext:value-type="string">
            <text:p>generateQRcode not working with spaces</text:p>
          </table:table-cell>
        </table:table-row>
        <table:table-row table:style-name="ro1">
          <table:table-cell office:value-type="string" calcext:value-type="string">
            <text:p>Feiyu Ren</text:p>
          </table:table-cell>
          <table:table-cell office:value-type="float" office:value="1001128344" calcext:value-type="float">
            <text:p>1001128344</text:p>
          </table:table-cell>
          <table:table-cell office:value-type="string" calcext:value-type="string">
            <text:p>feiyu.ren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38] + [.E38]" office:value-type="float" office:value="8.5" calcext:value-type="float">
            <text:p>8.5</text:p>
          </table:table-cell>
          <table:table-cell office:value-type="string" calcext:value-type="string">
            <text:p>generateQRcode wrong output with spaces</text:p>
          </table:table-cell>
        </table:table-row>
        <table:table-row table:style-name="ro1">
          <table:table-cell office:value-type="string" calcext:value-type="string">
            <text:p>Fenghe Tang</text:p>
          </table:table-cell>
          <table:table-cell office:value-type="float" office:value="1003061900" calcext:value-type="float">
            <text:p>1003061900</text:p>
          </table:table-cell>
          <table:table-cell office:value-type="string" calcext:value-type="string">
            <text:p>fenghe.t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39] + [.E3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n Zhou</text:p>
          </table:table-cell>
          <table:table-cell office:value-type="float" office:value="999682614" calcext:value-type="float">
            <text:p>999682614</text:p>
          </table:table-cell>
          <table:table-cell office:value-type="string" calcext:value-type="string">
            <text:p>joana.zhou@mail.utoronto.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[.D40] + [.E40]" office:value-type="float" office:value="6" calcext:value-type="float">
            <text:p>6</text:p>
          </table:table-cell>
          <table:table-cell office:value-type="string" calcext:value-type="string">
            <text:p>generateQRcode not woring</text:p>
          </table:table-cell>
        </table:table-row>
        <table:table-row table:style-name="ro1">
          <table:table-cell office:value-type="string" calcext:value-type="string">
            <text:p>Haoyue Peng</text:p>
          </table:table-cell>
          <table:table-cell office:value-type="float" office:value="1003146918" calcext:value-type="float">
            <text:p>1003146918</text:p>
          </table:table-cell>
          <table:table-cell office:value-type="string" calcext:value-type="string">
            <text:p>haoyue.pe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41] + [.E4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arjot Malhi</text:p>
          </table:table-cell>
          <table:table-cell office:value-type="float" office:value="999844824" calcext:value-type="float">
            <text:p>999844824</text:p>
          </table:table-cell>
          <table:table-cell office:value-type="string" calcext:value-type="string">
            <text:p>harjotsingh.malhi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 [.D42] + [.E42]" office:value-type="float" office:value="5" calcext:value-type="float">
            <text:p>5</text:p>
          </table:table-cell>
          <table:table-cell office:value-type="string" calcext:value-type="string">
            <text:p>validateQRcode failed to run</text:p>
          </table:table-cell>
        </table:table-row>
        <table:table-row table:style-name="ro1">
          <table:table-cell office:value-type="string" calcext:value-type="string">
            <text:p>Heindrik Bernabe</text:p>
          </table:table-cell>
          <table:table-cell office:value-type="float" office:value="998803843" calcext:value-type="float">
            <text:p>998803843</text:p>
          </table:table-cell>
          <table:table-cell office:value-type="string" calcext:value-type="string">
            <text:p>heindrik.bernabe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43] + [.E4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ong Il Kwon</text:p>
          </table:table-cell>
          <table:table-cell office:value-type="float" office:value="999617721" calcext:value-type="float">
            <text:p>999617721</text:p>
          </table:table-cell>
          <table:table-cell office:value-type="string" calcext:value-type="string">
            <text:p>hongil.kwo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44] + [.E4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sin-Yo Chen</text:p>
          </table:table-cell>
          <table:table-cell office:value-type="float" office:value="998891864" calcext:value-type="float">
            <text:p>998891864</text:p>
          </table:table-cell>
          <table:table-cell office:value-type="string" calcext:value-type="string">
            <text:p>leola.che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45] + [.E4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tut Aung</text:p>
          </table:table-cell>
          <table:table-cell office:value-type="float" office:value="999704814" calcext:value-type="float">
            <text:p>999704814</text:p>
          </table:table-cell>
          <table:table-cell office:value-type="string" calcext:value-type="string">
            <text:p>htut.aung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46] + [.E46]" office:value-type="float" office:value="8.5" calcext:value-type="float">
            <text:p>8.5</text:p>
          </table:table-cell>
          <table:table-cell office:value-type="string" calcext:value-type="string">
            <text:p>hotp fail, secret 98765432109876543210</text:p>
          </table:table-cell>
        </table:table-row>
        <table:table-row table:style-name="ro1">
          <table:table-cell office:value-type="string" calcext:value-type="string">
            <text:p>Ivan Cheung</text:p>
          </table:table-cell>
          <table:table-cell office:value-type="float" office:value="999670994" calcext:value-type="float">
            <text:p>999670994</text:p>
          </table:table-cell>
          <table:table-cell office:value-type="string" calcext:value-type="string">
            <text:p>ivan.cheu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47] + [.E4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cob Geisberger</text:p>
          </table:table-cell>
          <table:table-cell office:value-type="float" office:value="1001588212" calcext:value-type="float">
            <text:p>1001588212</text:p>
          </table:table-cell>
          <table:table-cell office:value-type="string" calcext:value-type="string">
            <text:p>jacob.geisberger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48] + [.E4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cob Ritchie</text:p>
          </table:table-cell>
          <table:table-cell office:value-type="float" office:value="999771983" calcext:value-type="float">
            <text:p>999771983</text:p>
          </table:table-cell>
          <table:table-cell office:value-type="string" calcext:value-type="string">
            <text:p>jacob.ritchie@mail.utoronto.ca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 [.D49] + [.E49]" office:value-type="float" office:value="7.5" calcext:value-type="float">
            <text:p>7.5</text:p>
          </table:table-cell>
          <table:table-cell office:value-type="string" calcext:value-type="string">
            <text:p>generateQRcode wrong format</text:p>
          </table:table-cell>
        </table:table-row>
        <table:table-row table:style-name="ro1">
          <table:table-cell office:value-type="string" calcext:value-type="string">
            <text:p>Jae Hoon Chung</text:p>
          </table:table-cell>
          <table:table-cell office:value-type="float" office:value="1003126574" calcext:value-type="float">
            <text:p>1003126574</text:p>
          </table:table-cell>
          <table:table-cell office:value-type="string" calcext:value-type="string">
            <text:p>jae.chung@mail.utoronto.c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[.D50] + [.E50]" office:value-type="float" office:value="8.5" calcext:value-type="float">
            <text:p>8.5</text:p>
          </table:table-cell>
          <table:table-cell office:value-type="string" calcext:value-type="string">
            <text:p>generateQRcode not working with spaces</text:p>
          </table:table-cell>
        </table:table-row>
        <table:table-row table:style-name="ro1">
          <table:table-cell office:value-type="string" calcext:value-type="string">
            <text:p>Jaime Iturriaga</text:p>
          </table:table-cell>
          <table:table-cell office:value-type="float" office:value="1000494510" calcext:value-type="float">
            <text:p>1000494510</text:p>
          </table:table-cell>
          <table:table-cell office:value-type="string" calcext:value-type="string">
            <text:p>jaime.iturriag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51] + [.E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ames Jin</text:p>
          </table:table-cell>
          <table:table-cell office:value-type="float" office:value="1001260949" calcext:value-type="float">
            <text:p>1001260949</text:p>
          </table:table-cell>
          <table:table-cell office:value-type="string" calcext:value-type="string">
            <text:p>jamesj.jin@mail.utoronto.ca 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52] + [.E52]" office:value-type="float" office:value="10" calcext:value-type="float">
            <text:p>10</text:p>
          </table:table-cell>
          <table:table-cell office:value-type="string" calcext:value-type="string">
            <text:p>submit c file</text:p>
          </table:table-cell>
        </table:table-row>
        <table:table-row table:style-name="ro1">
          <table:table-cell office:value-type="string" calcext:value-type="string">
            <text:p>Jiashi Zhu</text:p>
          </table:table-cell>
          <table:table-cell office:value-type="float" office:value="999768345" calcext:value-type="float">
            <text:p>999768345</text:p>
          </table:table-cell>
          <table:table-cell office:value-type="string" calcext:value-type="string">
            <text:p>jiashi.zh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53] + [.E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iayuan Chen</text:p>
          </table:table-cell>
          <table:table-cell office:value-type="float" office:value="1001401716" calcext:value-type="float">
            <text:p>1001401716</text:p>
          </table:table-cell>
          <table:table-cell office:value-type="string" calcext:value-type="string">
            <text:p>jiayuan.chen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54] + [.E54]" office:value-type="float" office:value="8.5" calcext:value-type="float">
            <text:p>8.5</text:p>
          </table:table-cell>
          <table:table-cell office:value-type="string" calcext:value-type="string">
            <text:p>generateQRcode wrong output with spaces</text:p>
          </table:table-cell>
        </table:table-row>
        <table:table-row table:style-name="ro1">
          <table:table-cell office:value-type="string" calcext:value-type="string">
            <text:p>Jiayue Zhang</text:p>
          </table:table-cell>
          <table:table-cell office:value-type="float" office:value="1003555146" calcext:value-type="float">
            <text:p>1003555146</text:p>
          </table:table-cell>
          <table:table-cell office:value-type="string" calcext:value-type="string">
            <text:p>jiayue.zh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55] + [.E5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ingfu Wang</text:p>
          </table:table-cell>
          <table:table-cell office:value-type="float" office:value="999886066" calcext:value-type="float">
            <text:p>999886066</text:p>
          </table:table-cell>
          <table:table-cell office:value-type="string" calcext:value-type="string">
            <text:p>jingfu.w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56] + [.E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ohn Ibrahim</text:p>
          </table:table-cell>
          <table:table-cell office:value-type="float" office:value="999372968" calcext:value-type="float">
            <text:p>999372968</text:p>
          </table:table-cell>
          <table:table-cell office:value-type="string" calcext:value-type="string">
            <text:p>johnm.ibrahim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D57] + [.E57]" office:value-type="float" office:value="6" calcext:value-type="float">
            <text:p>6</text:p>
          </table:table-cell>
          <table:table-cell office:value-type="string" calcext:value-type="string">
            <text:p>validateQRcode wrong output</text:p>
          </table:table-cell>
        </table:table-row>
        <table:table-row table:style-name="ro1">
          <table:table-cell office:value-type="string" calcext:value-type="string">
            <text:p>Joohyun Lee</text:p>
          </table:table-cell>
          <table:table-cell office:value-type="float" office:value="1000134632" calcext:value-type="float">
            <text:p>1000134632</text:p>
          </table:table-cell>
          <table:table-cell office:value-type="string" calcext:value-type="string">
            <text:p>joohyun.lee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58] + [.E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nwei Ma</text:p>
          </table:table-cell>
          <table:table-cell office:value-type="float" office:value="999584739" calcext:value-type="float">
            <text:p>999584739</text:p>
          </table:table-cell>
          <table:table-cell office:value-type="string" calcext:value-type="string">
            <text:p>jeremy.m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59] + [.E5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ustin Canton</text:p>
          </table:table-cell>
          <table:table-cell office:value-type="float" office:value="1000017910" calcext:value-type="float">
            <text:p>1000017910</text:p>
          </table:table-cell>
          <table:table-cell office:value-type="string" calcext:value-type="string">
            <text:p>justin.canto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60] + [.E6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azi Sudipto Arif</text:p>
          </table:table-cell>
          <table:table-cell office:value-type="float" office:value="999609482" calcext:value-type="float">
            <text:p>999609482</text:p>
          </table:table-cell>
          <table:table-cell office:value-type="string" calcext:value-type="string">
            <text:p>sudipto.arif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61] + [.E61]" office:value-type="float" office:value="8.5" calcext:value-type="float">
            <text:p>8.5</text:p>
          </table:table-cell>
          <table:table-cell office:value-type="string" calcext:value-type="string">
            <text:p>validateQRcode hopt invalid secret 98765432109876543210</text:p>
          </table:table-cell>
        </table:table-row>
        <table:table-row table:style-name="ro1">
          <table:table-cell office:value-type="string" calcext:value-type="string">
            <text:p>Kevin Siu</text:p>
          </table:table-cell>
          <table:table-cell office:value-type="float" office:value="999636363" calcext:value-type="float">
            <text:p>999636363</text:p>
          </table:table-cell>
          <table:table-cell office:value-type="string" calcext:value-type="string">
            <text:p>kcm.si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62] + [.E6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arissa Madeira</text:p>
          </table:table-cell>
          <table:table-cell office:value-type="float" office:value="1003209173" calcext:value-type="float">
            <text:p>1003209173</text:p>
          </table:table-cell>
          <table:table-cell office:value-type="string" calcext:value-type="string">
            <text:p>larissa.ribeiromadeir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63] + [.E6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daiqin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formula="of:= [.D64] + [.E6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wen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65] + [.E65]" office:value-type="float" office:value="8.5" calcext:value-type="float">
            <text:p>8.5</text:p>
          </table:table-cell>
          <table:table-cell office:value-type="string" calcext:value-type="string">
            <text:p>validateQRcode totp fail</text:p>
          </table:table-cell>
        </table:table-row>
        <table:table-row table:style-name="ro1">
          <table:table-cell office:value-type="string" calcext:value-type="string">
            <text:p>Matthew Au Yeung</text:p>
          </table:table-cell>
          <table:table-cell office:value-type="float" office:value="999753887" calcext:value-type="float">
            <text:p>999753887</text:p>
          </table:table-cell>
          <table:table-cell office:value-type="string" calcext:value-type="string">
            <text:p>matt.auyeung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 [.D66] + [.E66]" office:value-type="float" office:value="5" calcext:value-type="float">
            <text:p>5</text:p>
          </table:table-cell>
          <table:table-cell office:value-type="string" calcext:value-type="string">
            <text:p>validateQRcode failed to run</text:p>
          </table:table-cell>
        </table:table-row>
        <table:table-row table:style-name="ro1">
          <table:table-cell office:value-type="string" calcext:value-type="string">
            <text:p>Matthew Au Yeung</text:p>
          </table:table-cell>
          <table:table-cell office:value-type="float" office:value="999753887" calcext:value-type="float">
            <text:p>999753887</text:p>
          </table:table-cell>
          <table:table-cell office:value-type="string" calcext:value-type="string">
            <text:p>matt.auyeung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 [.D67] + [.E67]" office:value-type="float" office:value="5" calcext:value-type="float">
            <text:p>5</text:p>
          </table:table-cell>
          <table:table-cell office:value-type="string" calcext:value-type="string">
            <text:p>validateQRcode failed to run</text:p>
          </table:table-cell>
        </table:table-row>
        <table:table-row table:style-name="ro1">
          <table:table-cell office:value-type="string" calcext:value-type="string">
            <text:p>messing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formula="of:= [.D68] + [.E6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ngyue(Shirley) Yang</text:p>
          </table:table-cell>
          <table:table-cell office:value-type="float" office:value="1000570018" calcext:value-type="float">
            <text:p>1000570018</text:p>
          </table:table-cell>
          <table:table-cell office:value-type="string" calcext:value-type="string">
            <text:p>myshirley.yang@mail.utoronto.c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[.D69] + [.E69]" office:value-type="float" office:value="8.5" calcext:value-type="float">
            <text:p>8.5</text:p>
          </table:table-cell>
          <table:table-cell office:value-type="string" calcext:value-type="string">
            <text:p>generateQRcode not working with spaces</text:p>
          </table:table-cell>
        </table:table-row>
        <table:table-row table:style-name="ro1">
          <table:table-cell office:value-type="string" calcext:value-type="string">
            <text:p>mukunda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 [.D70] + [.E70]" office:value-type="float" office:value="7.5" calcext:value-type="float">
            <text:p>7.5</text:p>
          </table:table-cell>
          <table:table-cell office:value-type="string" calcext:value-type="string">
            <text:p>validateQRcode, hotp error 98765432109876543210, totp error 12345678901234567890</text:p>
          </table:table-cell>
        </table:table-row>
        <table:table-row table:style-name="ro1">
          <table:table-cell office:value-type="string" calcext:value-type="string">
            <text:p>Necat Kun</text:p>
          </table:table-cell>
          <table:table-cell office:value-type="float" office:value="999677014" calcext:value-type="float">
            <text:p>999677014</text:p>
          </table:table-cell>
          <table:table-cell office:value-type="string" calcext:value-type="string">
            <text:p>n.ku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71] + [.E7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kita Tsytsarkin</text:p>
          </table:table-cell>
          <table:table-cell office:value-type="float" office:value="1000948255" calcext:value-type="float">
            <text:p>1000948255</text:p>
          </table:table-cell>
          <table:table-cell office:value-type="string" calcext:value-type="string">
            <text:p>nik.tsytsarki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72] + [.E7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ikola Andrejevic</text:p>
          </table:table-cell>
          <table:table-cell office:value-type="float" office:value="1001517753" calcext:value-type="float">
            <text:p>1001517753</text:p>
          </table:table-cell>
          <table:table-cell office:value-type="string" calcext:value-type="string">
            <text:p>nikola.andrejevic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73] + [.E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liver Straszynski</text:p>
          </table:table-cell>
          <table:table-cell office:value-type="float" office:value="999464379" calcext:value-type="float">
            <text:p>999464379</text:p>
          </table:table-cell>
          <table:table-cell office:value-type="string" calcext:value-type="string">
            <text:p>oliver.strasz@gmail.com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74] + [.E74]" office:value-type="float" office:value="8.5" calcext:value-type="float">
            <text:p>8.5</text:p>
          </table:table-cell>
          <table:table-cell office:value-type="string" calcext:value-type="string">
            <text:p>validateQRcode hotp invalid secret 98765432109876543210</text:p>
          </table:table-cell>
        </table:table-row>
        <table:table-row table:style-name="ro1">
          <table:table-cell office:value-type="string" calcext:value-type="string">
            <text:p>Pankaj Singh</text:p>
          </table:table-cell>
          <table:table-cell office:value-type="float" office:value="1001407925" calcext:value-type="float">
            <text:p>1001407925</text:p>
          </table:table-cell>
          <table:table-cell office:value-type="string" calcext:value-type="string">
            <text:p><text:s/>peter.singh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75] + [.E7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rham Oghabi</text:p>
          </table:table-cell>
          <table:table-cell office:value-type="float" office:value="999506413" calcext:value-type="float">
            <text:p>999506413</text:p>
          </table:table-cell>
          <table:table-cell office:value-type="string" calcext:value-type="string">
            <text:p>parham.oghabi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76] + [.E76]" office:value-type="float" office:value="8.5" calcext:value-type="float">
            <text:p>8.5</text:p>
          </table:table-cell>
          <table:table-cell office:value-type="string" calcext:value-type="string">
            <text:p>validateQRcode hopt invalid secret 98765432109876543210</text:p>
          </table:table-cell>
        </table:table-row>
        <table:table-row table:style-name="ro1">
          <table:table-cell office:value-type="string" calcext:value-type="string">
            <text:p>Paul Robichaud</text:p>
          </table:table-cell>
          <table:table-cell office:value-type="float" office:value="1000457436" calcext:value-type="float">
            <text:p>1000457436</text:p>
          </table:table-cell>
          <table:table-cell office:value-type="string" calcext:value-type="string">
            <text:p>josh.robichaud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77] + [.E7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ifeng Tian</text:p>
          </table:table-cell>
          <table:table-cell office:value-type="float" office:value="1001159257" calcext:value-type="float">
            <text:p>1001159257</text:p>
          </table:table-cell>
          <table:table-cell office:value-type="string" calcext:value-type="string">
            <text:p>edwardpc.tia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78] + [.E7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ter Tanugraha</text:p>
          </table:table-cell>
          <table:table-cell office:value-type="float" office:value="1001285209" calcext:value-type="float">
            <text:p>1001285209</text:p>
          </table:table-cell>
          <table:table-cell office:value-type="string" calcext:value-type="string">
            <text:p>p.tanugrah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79] + [.E7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ushkar Bettadpur</text:p>
          </table:table-cell>
          <table:table-cell office:value-type="float" office:value="999774971" calcext:value-type="float">
            <text:p>999774971</text:p>
          </table:table-cell>
          <table:table-cell office:value-type="string" calcext:value-type="string">
            <text:p>pushkar.bettadpur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80] + [.E80]" office:value-type="float" office:value="8.5" calcext:value-type="float">
            <text:p>8.5</text:p>
          </table:table-cell>
          <table:table-cell office:value-type="string" calcext:value-type="string">
            <text:p>hotp fail, secret 98765432109876543210</text:p>
          </table:table-cell>
        </table:table-row>
        <table:table-row table:style-name="ro1">
          <table:table-cell office:value-type="string" calcext:value-type="string">
            <text:p>Radu Butoi</text:p>
          </table:table-cell>
          <table:table-cell office:value-type="float" office:value="1000645787" calcext:value-type="float">
            <text:p>1000645787</text:p>
          </table:table-cell>
          <table:table-cell office:value-type="string" calcext:value-type="string">
            <text:p>radu.butoi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1] + [.E8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ajsimman Ravichandiran</text:p>
          </table:table-cell>
          <table:table-cell office:value-type="float" office:value="997477225" calcext:value-type="float">
            <text:p>997477225</text:p>
          </table:table-cell>
          <table:table-cell office:value-type="string" calcext:value-type="string">
            <text:p>rajsimman.ravichandiran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82] + [.E82]" office:value-type="float" office:value="8.5" calcext:value-type="float">
            <text:p>8.5</text:p>
          </table:table-cell>
          <table:table-cell office:value-type="string" calcext:value-type="string">
            <text:p>validateQRcode hopt invalid secret 98765432109876543210</text:p>
          </table:table-cell>
        </table:table-row>
        <table:table-row table:style-name="ro1">
          <table:table-cell office:value-type="string" calcext:value-type="string">
            <text:p>Risitha Tennakoon Mudiyanselage</text:p>
          </table:table-cell>
          <table:table-cell office:value-type="float" office:value="999887181" calcext:value-type="float">
            <text:p>999887181</text:p>
          </table:table-cell>
          <table:table-cell office:value-type="string" calcext:value-type="string">
            <text:p>risitha.tennakoonmudiyanselage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3] + [.E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uixin Bao</text:p>
          </table:table-cell>
          <table:table-cell office:value-type="float" office:value="1001294501" calcext:value-type="float">
            <text:p>1001294501</text:p>
          </table:table-cell>
          <table:table-cell office:value-type="string" calcext:value-type="string">
            <text:p>peter.ba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4] + [.E8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if abid</text:p>
          </table:table-cell>
          <table:table-cell office:value-type="float" office:value="999741418" calcext:value-type="float">
            <text:p>999741418</text:p>
          </table:table-cell>
          <table:table-cell office:value-type="string" calcext:value-type="string">
            <text:p>saif.abid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5] + [.E8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unghyun Cho</text:p>
          </table:table-cell>
          <table:table-cell office:value-type="float" office:value="1001681325" calcext:value-type="float">
            <text:p>1001681325</text:p>
          </table:table-cell>
          <table:table-cell office:value-type="string" calcext:value-type="string">
            <text:p>sherwin.ch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6] + [.E8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yanthan Kumaresan</text:p>
          </table:table-cell>
          <table:table-cell office:value-type="float" office:value="999549449" calcext:value-type="float">
            <text:p>999549449</text:p>
          </table:table-cell>
          <table:table-cell office:value-type="string" calcext:value-type="string">
            <text:p>seyan.kumaresan@mail.utoronto.ca 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7] + [.E8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ocong Cheng</text:p>
          </table:table-cell>
          <table:table-cell office:value-type="float" office:value="999197907" calcext:value-type="float">
            <text:p>999197907</text:p>
          </table:table-cell>
          <table:table-cell office:value-type="string" calcext:value-type="string">
            <text:p>sean.che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88] + [.E8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iq Ahmed</text:p>
          </table:table-cell>
          <table:table-cell office:value-type="float" office:value="1000102621" calcext:value-type="float">
            <text:p>1000102621</text:p>
          </table:table-cell>
          <table:table-cell office:value-type="string" calcext:value-type="string">
            <text:p>sk.ahmed@mail.utoronto.c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[.D89] + [.E89]" office:value-type="float" office:value="8.5" calcext:value-type="float">
            <text:p>8.5</text:p>
          </table:table-cell>
          <table:table-cell office:value-type="string" calcext:value-type="string">
            <text:p>generateQRcode wrong output with spaces</text:p>
          </table:table-cell>
        </table:table-row>
        <table:table-row table:style-name="ro1">
          <table:table-cell office:value-type="string" calcext:value-type="string">
            <text:p>Shengyuan Guo</text:p>
          </table:table-cell>
          <table:table-cell office:value-type="float" office:value="999867130" calcext:value-type="float">
            <text:p>999867130</text:p>
          </table:table-cell>
          <table:table-cell office:value-type="string" calcext:value-type="string">
            <text:p>tony.gu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0] + [.E9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ihan Tao</text:p>
          </table:table-cell>
          <table:table-cell office:value-type="float" office:value="999507458" calcext:value-type="float">
            <text:p>999507458</text:p>
          </table:table-cell>
          <table:table-cell office:value-type="string" calcext:value-type="string">
            <text:p>sharon.ta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1] + [.E9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reyas Upadhyay</text:p>
          </table:table-cell>
          <table:table-cell office:value-type="float" office:value="1000443095" calcext:value-type="float">
            <text:p>1000443095</text:p>
          </table:table-cell>
          <table:table-cell office:value-type="string" calcext:value-type="string">
            <text:p>shreyas.upadhyay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2] + [.E9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u Xu</text:p>
          </table:table-cell>
          <table:table-cell office:value-type="float" office:value="999539600" calcext:value-type="float">
            <text:p>999539600</text:p>
          </table:table-cell>
          <table:table-cell office:value-type="string" calcext:value-type="string">
            <text:p>richard.x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3] + [.E9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uangchen Song</text:p>
          </table:table-cell>
          <table:table-cell office:value-type="float" office:value="999931052" calcext:value-type="float">
            <text:p>999931052</text:p>
          </table:table-cell>
          <table:table-cell office:value-type="string" calcext:value-type="string">
            <text:p>shuangchen.song@mail.utoronto.c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D94] + [.E94]" office:value-type="float" office:value="5" calcext:value-type="float">
            <text:p>5</text:p>
          </table:table-cell>
          <table:table-cell office:value-type="string" calcext:value-type="string">
            <text:p>generateQRcode wrong output</text:p>
          </table:table-cell>
        </table:table-row>
        <table:table-row table:style-name="ro1">
          <table:table-cell office:value-type="string" calcext:value-type="string">
            <text:p>Siren Xu</text:p>
          </table:table-cell>
          <table:table-cell office:value-type="float" office:value="1003633268" calcext:value-type="float">
            <text:p>1003633268</text:p>
          </table:table-cell>
          <table:table-cell office:value-type="string" calcext:value-type="string">
            <text:p>siren.x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5] + [.E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vapiriyan Kumarasamy</text:p>
          </table:table-cell>
          <table:table-cell office:value-type="float" office:value="999865800" calcext:value-type="float">
            <text:p>999865800</text:p>
          </table:table-cell>
          <table:table-cell office:value-type="string" calcext:value-type="string">
            <text:p>siva.kumarasamy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6] + [.E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yuan Chen</text:p>
          </table:table-cell>
          <table:table-cell office:value-type="float" office:value="1002751337" calcext:value-type="float">
            <text:p>1002751337</text:p>
          </table:table-cell>
          <table:table-cell office:value-type="string" calcext:value-type="string">
            <text:p>siyuansiyuan.che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7] + [.E9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pencer Elliott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formula="of:= [.D98] + [.E9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even low</text:p>
          </table:table-cell>
          <table:table-cell office:value-type="float" office:value="996687633" calcext:value-type="float">
            <text:p>996687633</text:p>
          </table:table-cell>
          <table:table-cell office:value-type="string" calcext:value-type="string">
            <text:p>steven.low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99] + [.E9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yeda Raza</text:p>
          </table:table-cell>
          <table:table-cell office:value-type="float" office:value="999826363" calcext:value-type="float">
            <text:p>999826363</text:p>
          </table:table-cell>
          <table:table-cell office:value-type="string" calcext:value-type="string">
            <text:p>syedaseemal.raza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100] + [.E100]" office:value-type="float" office:value="8.5" calcext:value-type="float">
            <text:p>8.5</text:p>
          </table:table-cell>
          <table:table-cell office:value-type="string" calcext:value-type="string">
            <text:p>hotp fail, secret 98765432109876543210</text:p>
          </table:table-cell>
        </table:table-row>
        <table:table-row table:style-name="ro1">
          <table:table-cell office:value-type="string" calcext:value-type="string">
            <text:p>Tao Yuan</text:p>
          </table:table-cell>
          <table:table-cell office:value-type="float" office:value="999886002" calcext:value-type="float">
            <text:p>999886002</text:p>
          </table:table-cell>
          <table:table-cell office:value-type="string" calcext:value-type="string">
            <text:p>t.yua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01] + [.E10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aylan Gocmen</text:p>
          </table:table-cell>
          <table:table-cell office:value-type="float" office:value="1000379949" calcext:value-type="float">
            <text:p>1000379949</text:p>
          </table:table-cell>
          <table:table-cell office:value-type="string" calcext:value-type="string">
            <text:p>taylan.gocme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02] + [.E10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hanushan Karunaharan</text:p>
          </table:table-cell>
          <table:table-cell office:value-type="float" office:value="999598573" calcext:value-type="float">
            <text:p>999598573</text:p>
          </table:table-cell>
          <table:table-cell office:value-type="string" calcext:value-type="string">
            <text:p>thanushan.karunaharan@mail.utoronto.ca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formula="of:= [.D103] + [.E103]" office:value-type="float" office:value="9.5" calcext:value-type="float">
            <text:p>9.5</text:p>
          </table:table-cell>
          <table:table-cell office:value-type="string" calcext:value-type="string">
            <text:p>typo in generateQRcode hotp</text:p>
          </table:table-cell>
        </table:table-row>
        <table:table-row table:style-name="ro1">
          <table:table-cell office:value-type="string" calcext:value-type="string">
            <text:p>Vinay Gera</text:p>
          </table:table-cell>
          <table:table-cell office:value-type="float" office:value="999389451" calcext:value-type="float">
            <text:p>999389451</text:p>
          </table:table-cell>
          <table:table-cell office:value-type="string" calcext:value-type="string">
            <text:p>vinay.gera@mail.utoronto.c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 [.D104] + [.E104]" office:value-type="float" office:value="3.5" calcext:value-type="float">
            <text:p>3.5</text:p>
          </table:table-cell>
          <table:table-cell office:value-type="string" calcext:value-type="string">
            <text:p>generateQRcode wrong output, validateQRcode totp invalid</text:p>
          </table:table-cell>
        </table:table-row>
        <table:table-row table:style-name="ro1">
          <table:table-cell office:value-type="string" calcext:value-type="string">
            <text:p>Vivek Mogalapalli</text:p>
          </table:table-cell>
          <table:table-cell office:value-type="float" office:value="999448209" calcext:value-type="float">
            <text:p>999448209</text:p>
          </table:table-cell>
          <table:table-cell office:value-type="string" calcext:value-type="string">
            <text:p>vivek.mogalapalli@mail.utoronto.c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[.D105] + [.E105]" office:value-type="float" office:value="8.5" calcext:value-type="float">
            <text:p>8.5</text:p>
          </table:table-cell>
          <table:table-cell office:value-type="string" calcext:value-type="string">
            <text:p>generateQRcode wrong output with spaces</text:p>
          </table:table-cell>
        </table:table-row>
        <table:table-row table:style-name="ro1">
          <table:table-cell office:value-type="string" calcext:value-type="string">
            <text:p>Wei Chung Yang</text:p>
          </table:table-cell>
          <table:table-cell office:value-type="float" office:value="999247364" calcext:value-type="float">
            <text:p>999247364</text:p>
          </table:table-cell>
          <table:table-cell office:value-type="string" calcext:value-type="string">
            <text:p>willy.y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06] + [.E10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ei Chung Yang</text:p>
          </table:table-cell>
          <table:table-cell office:value-type="float" office:value="999247364" calcext:value-type="float">
            <text:p>999247364</text:p>
          </table:table-cell>
          <table:table-cell office:value-type="string" calcext:value-type="string">
            <text:p><text:s/>willy.y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07] + [.E10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iaotian Zhang</text:p>
          </table:table-cell>
          <table:table-cell office:value-type="float" office:value="1002963714" calcext:value-type="float">
            <text:p>1002963714</text:p>
          </table:table-cell>
          <table:table-cell office:value-type="string" calcext:value-type="string">
            <text:p>xtian.zh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08] + [.E10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iaoyang Guo</text:p>
          </table:table-cell>
          <table:table-cell office:value-type="float" office:value="999578513" calcext:value-type="float">
            <text:p>999578513</text:p>
          </table:table-cell>
          <table:table-cell office:value-type="string" calcext:value-type="string">
            <text:p>xiaoyang.gu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09] + [.E10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IN QI</text:p>
          </table:table-cell>
          <table:table-cell office:value-type="float" office:value="1000026740" calcext:value-type="float">
            <text:p>1000026740</text:p>
          </table:table-cell>
          <table:table-cell office:value-type="string" calcext:value-type="string">
            <text:p>x.qi@mail.utoronto.ca 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0] + [.E11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ang Chen</text:p>
          </table:table-cell>
          <table:table-cell office:value-type="float" office:value="999551783" calcext:value-type="float">
            <text:p>99955178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 [.D111] + [.E11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angqiu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112] + [.E112]" office:value-type="float" office:value="8.5" calcext:value-type="float">
            <text:p>8.5</text:p>
          </table:table-cell>
          <table:table-cell office:value-type="string" calcext:value-type="string">
            <text:p>validateQRcode wrong hotp secret 98765432109876543210</text:p>
          </table:table-cell>
        </table:table-row>
        <table:table-row table:style-name="ro1">
          <table:table-cell office:value-type="string" calcext:value-type="string">
            <text:p>Yike Ouyang</text:p>
          </table:table-cell>
          <table:table-cell office:value-type="float" office:value="1002704406" calcext:value-type="float">
            <text:p>1002704406</text:p>
          </table:table-cell>
          <table:table-cell office:value-type="string" calcext:value-type="string">
            <text:p>yike.ouy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3] + [.E1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ilong Pan</text:p>
          </table:table-cell>
          <table:table-cell office:value-type="float" office:value="1000731274" calcext:value-type="float">
            <text:p>1000731274</text:p>
          </table:table-cell>
          <table:table-cell office:value-type="string" calcext:value-type="string">
            <text:p>yilon.pa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4] + [.E11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ingqian Gu</text:p>
          </table:table-cell>
          <table:table-cell office:value-type="float" office:value="1001116909" calcext:value-type="float">
            <text:p>1001116909</text:p>
          </table:table-cell>
          <table:table-cell office:value-type="string" calcext:value-type="string">
            <text:p>yingqian.g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5] + [.E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izhan Jiang</text:p>
          </table:table-cell>
          <table:table-cell office:value-type="float" office:value="1001103593" calcext:value-type="float">
            <text:p>1001103593</text:p>
          </table:table-cell>
          <table:table-cell office:value-type="string" calcext:value-type="string">
            <text:p>yizhan.ji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6] + [.E1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ong Jiang</text:p>
          </table:table-cell>
          <table:table-cell office:value-type="float" office:value="1003581402" calcext:value-type="float">
            <text:p>1003581402</text:p>
          </table:table-cell>
          <table:table-cell office:value-type="string" calcext:value-type="string">
            <text:p>yong.jia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7] + [.E11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uhui Pan</text:p>
          </table:table-cell>
          <table:table-cell office:value-type="float" office:value="1001239395" calcext:value-type="float">
            <text:p>1001239395</text:p>
          </table:table-cell>
          <table:table-cell office:value-type="string" calcext:value-type="string">
            <text:p>yuhui.pan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8] + [.E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uzhu Yao</text:p>
          </table:table-cell>
          <table:table-cell office:value-type="float" office:value="1001112315" calcext:value-type="float">
            <text:p>1001112315</text:p>
          </table:table-cell>
          <table:table-cell office:value-type="string" calcext:value-type="string">
            <text:p>cloris.yao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19] + [.E1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ach Saltzman</text:p>
          </table:table-cell>
          <table:table-cell office:value-type="float" office:value="1000605179" calcext:value-type="float">
            <text:p>1000605179</text:p>
          </table:table-cell>
          <table:table-cell office:value-type="string" calcext:value-type="string">
            <text:p>zach.saltzman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 [.D120] + [.E120]" office:value-type="float" office:value="6" calcext:value-type="float">
            <text:p>6</text:p>
          </table:table-cell>
          <table:table-cell office:value-type="string" calcext:value-type="string">
            <text:p>undefined reference to `pow'</text:p>
          </table:table-cell>
        </table:table-row>
        <table:table-row table:style-name="ro1">
          <table:table-cell office:value-type="string" calcext:value-type="string">
            <text:p>Zahra Sojoudi</text:p>
          </table:table-cell>
          <table:table-cell office:value-type="float" office:value="1000061826" calcext:value-type="float">
            <text:p>1000061826</text:p>
          </table:table-cell>
          <table:table-cell office:value-type="string" calcext:value-type="string">
            <text:p>zahra.sojoudi@mail.utoronto.ca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 [.D121] + [.E121]" office:value-type="float" office:value="8.5" calcext:value-type="float">
            <text:p>8.5</text:p>
          </table:table-cell>
          <table:table-cell office:value-type="string" calcext:value-type="string">
            <text:p>generateQRcode not woring with hex</text:p>
          </table:table-cell>
        </table:table-row>
        <table:table-row table:style-name="ro1">
          <table:table-cell office:value-type="string" calcext:value-type="string">
            <text:p>Zaid Hanania</text:p>
          </table:table-cell>
          <table:table-cell office:value-type="float" office:value="999480547" calcext:value-type="float">
            <text:p>999480547</text:p>
          </table:table-cell>
          <table:table-cell office:value-type="string" calcext:value-type="string">
            <text:p>zaid.hanania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22] + [.E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aid Kassar</text:p>
          </table:table-cell>
          <table:table-cell office:value-type="float" office:value="1001387821" calcext:value-type="float">
            <text:p>1001387821</text:p>
          </table:table-cell>
          <table:table-cell office:value-type="string" calcext:value-type="string">
            <text:p>zaid.kassar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23] + [.E123]" office:value-type="float" office:value="10" calcext:value-type="float">
            <text:p>10</text:p>
          </table:table-cell>
          <table:table-cell office:value-type="string" calcext:value-type="string">
            <text:p>submit c file</text:p>
          </table:table-cell>
        </table:table-row>
        <table:table-row table:style-name="ro1">
          <table:table-cell office:value-type="string" calcext:value-type="string">
            <text:p>Zehua Lu</text:p>
          </table:table-cell>
          <table:table-cell office:value-type="float" office:value="1003595086" calcext:value-type="float">
            <text:p>1003595086</text:p>
          </table:table-cell>
          <table:table-cell office:value-type="string" calcext:value-type="string">
            <text:p>zehua.lu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24] + [.E12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hangyat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formula="of:= [.D125] + [.E12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hekang Peng</text:p>
          </table:table-cell>
          <table:table-cell office:value-type="float" office:value="998928068" calcext:value-type="float">
            <text:p>998928068</text:p>
          </table:table-cell>
          <table:table-cell office:value-type="string" calcext:value-type="string">
            <text:p>zach.peng@mail.utoronto.c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 [.D126] + [.E12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hongyang Xiao</text:p>
          </table:table-cell>
          <table:table-cell office:value-type="float" office:value="999944173" calcext:value-type="float">
            <text:p>99994417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 [.D127] + [.E12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i Wei Wang</text:p>
          </table:table-cell>
          <table:table-cell office:value-type="float" office:value="999909504" calcext:value-type="float">
            <text:p>999909504</text:p>
          </table:table-cell>
          <table:table-cell office:value-type="string" calcext:value-type="string">
            <text:p>waynezw.wang@mail.utoronto.ca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 [.D128] + [.E128]" office:value-type="float" office:value="8.5" calcext:value-type="float">
            <text:p>8.5</text:p>
          </table:table-cell>
          <table:table-cell office:value-type="string" calcext:value-type="string">
            <text:p>hotp fail, secret 98765432109876543210</text:p>
          </table:table-cell>
        </table:table-row>
        <table:table-row table:style-name="ro1">
          <table:table-cell office:value-type="string" calcext:value-type="string">
            <text:p>Zisheng Zhang</text:p>
          </table:table-cell>
          <table:table-cell office:value-type="float" office:value="1000181821" calcext:value-type="float">
            <text:p>1000181821</text:p>
          </table:table-cell>
          <table:table-cell office:value-type="string" calcext:value-type="string">
            <text:p>carlos.zhang@mail.utoronto.c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D129] + [.E129]" office:value-type="float" office:value="5" calcext:value-type="float">
            <text:p>5</text:p>
          </table:table-cell>
          <table:table-cell office:value-type="string" calcext:value-type="string">
            <text:p>generateQRcode not woring</text:p>
          </table:table-cell>
        </table:table-row>
        <table:table-row table:style-name="ro1">
          <table:table-cell table:number-columns-repeated="5"/>
          <table:table-cell table:formula="of:=AVERAGE([.F2:.F129])" office:value-type="float" office:value="9.1328125" calcext:value-type="float">
            <text:p>9.132812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G1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8:41:39.957433544</meta:creation-date>
    <dc:date>2017-04-03T14:56:52.462163566</dc:date>
    <meta:editing-duration>P6DT16H57M42S</meta:editing-duration>
    <meta:editing-cycles>2</meta:editing-cycles>
    <meta:generator>LibreOffice/5.1.6.2$Linux_X86_64 LibreOffice_project/10m0$Build-2</meta:generator>
    <meta:document-statistic meta:table-count="1" meta:cell-count="801" meta:object-count="0"/>
  </office:meta>
</office:document-meta>
</file>